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3">
  <office:scripts/>
  <office:font-face-decls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B1" style:family="table-cell">
      <style:table-cell-properties fo:border="0.05pt solid #000000" fo:padding="0.097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2.B1" style:family="table-cell">
      <style:table-cell-properties fo:border="0.05pt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3.B1" style:family="table-cell">
      <style:table-cell-properties fo:border="0.05pt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5pt solid #000000" fo:padding="0.097cm"/>
    </style:style>
    <style:style style:name="Tableau5" style:family="table">
      <style:table-properties table:align="margins" style:width="16.999cm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border="0.05pt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Standard" style:family="paragraph">
      <style:text-properties officeooo:paragraph-rsid="000d4df1" officeooo:rsid="000c1b7a" fo:font-size="12pt" style:font-size-complex="12pt" style:font-size-asian="10.5pt"/>
    </style:style>
    <style:style style:name="P3" style:parent-style-name="Standard" style:family="paragraph">
      <style:text-properties officeooo:paragraph-rsid="000d4df1" officeooo:rsid="000c1b7a"/>
    </style:style>
    <style:style style:name="P4" style:parent-style-name="Table_20_Contents" style:family="paragraph">
      <style:text-properties style:font-size-asian="10.5pt" fo:font-size="12pt" style:font-size-complex="12pt"/>
    </style:style>
    <style:style style:name="P5" style:parent-style-name="Text_20_body" style:family="paragraph">
      <style:text-properties style:font-size-asian="5.25pt" fo:font-size="6pt" style:font-size-complex="6pt"/>
    </style:style>
    <style:style style:name="P6" style:parent-style-name="Standard" style:family="paragraph">
      <style:text-properties officeooo:paragraph-rsid="00144af1" style:font-size-asian="10.5pt" fo:font-size="12pt" style:font-size-complex="12pt"/>
    </style:style>
    <style:style style:name="P7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loext:hyphenation-no-caps="false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T3" style:family="text">
      <style:text-properties officeooo:rsid="00144af1"/>
    </style:style>
    <style:style style:name="T4" style:family="text">
      <style:text-properties fo:font-weight="normal" fo:font-style="normal" style:use-window-font-color="true" loext:opacity="0%" style:font-style-complex="normal" fo:letter-spacing="normal" style:font-name-asian="DejaVu Sans" style:country-asian="FR" style:letter-kerning="false" style:font-name-complex="DejaVu Sans" style:text-position="0% 100%" style:text-underline-style="none" style:text-emphasize="none" style:font-name="Nimbus Roman No9 L" style:language-asian="fr" fo:language="fr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FR" style:font-size-asian="12pt" style:text-line-through-type="none" fo:text-shadow="none" style:text-line-through-mode="continuous" style:language-complex="fr" fo:font-size="10pt" style:country-complex="FR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 text:style-name="P2">An « else » tied to a secondary « if » statement.</text:p>
      <text:p text:style-name="P1"><text:span text:style-name="T3">H</text:span>ere I <office:annotation><dc:creator>POD</dc:creator><dc:date>2021-07-29T12:36:35</dc:date><text:p>No previous "if" statement could be found for this "else" statement.</text:p><text:p>    if not self.env.ifActions: raise ParsingError(ELSE_WITHOUT_IF)</text:p><text:p> appy.pod.buffers.ParsingError: No previous "if" statement could be found for this "else" statement.</text:p></office:annotation>have an « else » before I define any « if ».</text:p>
      <text:p text:style-name="P1"/>
      <text:p text:style-name="P1">This line <text:span text:style-name="T1">A</text:span> will be part of the result</text:p>
      <text:p text:style-name="P1"/>
      <text:p>Hello</text:p>
      <text:p text:style-name="P1"/>
      <text:p text:style-name="P1"><text:span text:style-name="T3">H</text:span>ere I <office:annotation><dc:creator>POD</dc:creator><dc:date>2021-07-29T12:36:35</dc:date><text:p>No previous "if" statement could be found for this "else" statement.</text:p><text:p>    if not self.env.ifActions: raise ParsingError(ELSE_WITHOUT_IF)</text:p><text:p> appy.pod.buffers.ParsingError: No previous "if" statement could be found for this "else" statement.</text:p></office:annotation>have an « else » but without any « unconsumed » if available.</text:p>
      <text:p text:style-name="P1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 table:style-name="TableLine94060822045104">
          <table:table-cell office:value-type="string" table:protected="false" table:style-name="Tableau1.A1">
            <text:p text:style-name="P4"><text:span text:style-name="T2">a</text:span> </text:p>
          </table:table-cell>
          <table:table-cell office:value-type="string" table:protected="false" table:style-name="Tableau1.B1">
            <text:p text:style-name="P4"><text:span text:style-name="T2">aa</text:span> </text:p>
          </table:table-cell>
        </table:table-row>
        <table:table-row table:style-name="TableLine94060822045104">
          <table:table-cell office:value-type="string" table:protected="false" table:style-name="Tableau1.A1">
            <text:p text:style-name="P4"><text:span text:style-name="T2">bb</text:span> </text:p>
          </table:table-cell>
          <table:table-cell office:value-type="string" table:protected="false" table:style-name="Tableau1.B1">
            <text:p text:style-name="P4"><text:span text:style-name="T2">bb</text:span> </text:p>
          </table:table-cell>
        </table:table-row>
        <table:table-row table:style-name="TableLine94060822045104">
          <table:table-cell office:value-type="string" table:protected="false" table:style-name="Tableau1.A1">
            <text:p text:style-name="P4"><text:span text:style-name="T2">cc</text:span> </text:p>
          </table:table-cell>
          <table:table-cell office:value-type="string" table:protected="false" table:style-name="Tableau1.B1">
            <text:p text:style-name="P4"><text:span text:style-name="T2">c</text:span> </text:p>
          </table:table-cell>
        </table:table-row>
        <table:table-row table:style-name="TableLine94060822045104">
          <table:table-cell office:value-type="string" table:protected="false" table:style-name="Tableau1.A1">
            <text:p text:style-name="P4"><text:span text:style-name="T2">dd</text:span> </text:p>
          </table:table-cell>
          <table:table-cell office:value-type="string" table:protected="false" table:style-name="Tableau1.B1">
            <text:p text:style-name="P4"><text:span text:style-name="T2">dd</text:span> </text:p>
          </table:table-cell>
        </table:table-row>
      </table:table>
      <text:p text:style-name="P1"/>
      <text:h text:outline-level="2" text:style-name="Heading_20_2">Now an example with named « ifs ».</text:h>
      <text:section text:protected="false" text:style-name="Sect1" text:name="IfSection">
        <text:p text:style-name="P1"/>
        <text:p text:style-name="P1"/>
        <text:p text:style-name="P1"><text:span text:style-name="T3">T.h.i.s </text:span>will be included.</text:p>
      </text:section>
      <text:p text:style-name="P1"/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outline-level="2" text:style-name="Heading_20_2">The same example with unnamed « ifs ».</text:h>
      <text:section text:protected="false" text:style-name="Sect1" text:name="Section1">
        <text:p text:style-name="P1"/>
        <text:p text:style-name="P1"/>
        <text:p text:style-name="P6"><text:span text:style-name="T3">T.h.i.s</text:span> will be included.</text:p>
      </text:section>
      <text:p text:style-name="P1"/>
      <text:h text:outline-level="2" text:style-name="Heading_20_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number-columns-repeated="1" table:style-name="Tableau4.A"/>
        <table:table-row table:style-name="TableLine94060822194128">
          <table:table-cell office:value-type="string" table:protected="false" table:style-name="Tableau4.A1"/>
        </table:table-row>
      </table:table>
      <text:p text:style-name="P5"/>
      <text:h text:outline-level="2" text:style-name="Heading_20_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number-columns-repeated="1" table:style-name="Tableau5.A"/>
        <table:table-row table:style-name="TableLine94060822237616">
          <table:table-cell office:value-type="string" table:protected="false" table:style-name="Tableau5.A1"/>
        </table:table-row>
      </table:table>
      <text:p text:style-name="P5"/>
      <text:p text:style-name="Standard">It will not be rendered because it is linked to the first « if »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3">
  <office:font-face-decls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FR" loext:opacity="0%" style:font-name="Nimbus Roman No9 L" style:language-asian="fr" style:language-complex="fr" fo:language="fr" style:font-name-asian="DejaVu Sans" fo:font-size="12pt" style:font-size-complex="12pt" style:country-asian="FR" style:font-size-asian="12pt" style:font-name-complex="DejaVu Sans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loext:opacity="0%" fo:hyphenation-push-char-count="2" style:font-name="Nimbus Roman No9 L" style:language-asian="fr" style:language-complex="fr" fo:language="fr" style:font-name-asian="DejaVu Sans" fo:font-size="12pt" style:font-size-complex="12pt" style:country-asian="FR" fo:hyphenation-remain-char-count="2" style:font-size-asian="12pt" loext:hyphenation-no-caps="false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DejaVu Sans" style:font-family-generic-complex="system" style:font-size-asian="14pt" fo:font-family="'Nimbus Sans L'" style:font-name="Nimbus Sans L" style:font-size-complex="14pt" style:font-family-asian="'DejaVu Sans'" style:font-name-asian="DejaVu Sans" style:font-family-complex="'DejaVu Sans'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loext:opacity="100%"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loext:opacity="100%" style:text-underline-width="auto" fo:color="#800000" style:text-underline-color="font-color" style:text-underline-style="solid"/>
    </style:style>
    <style:style style:name="Line_20_numbering" style:display-name="Line numbering" style:family="text"/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style:num-format="1" text:number-position="left" text:style-name="Line_20_numbering" text:number-lines="false" text:increment="5" text:offset="0.499cm"/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07-04-20T21:43:58</meta:creation-date>
    <dc:date>2021-07-29T12:36:33.333660472</dc:date>
    <dc:language>fr-FR</dc:language>
    <meta:editing-cycles>25</meta:editing-cycles>
    <meta:editing-duration>PT4H7M8S</meta:editing-duration>
    <meta:document-statistic meta:table-count="5" meta:image-count="0" meta:object-count="0" meta:page-count="1" meta:paragraph-count="35" meta:word-count="315" meta:character-count="1557" meta:non-whitespace-character-count="1271"/>
    <meta:user-defined meta:name="Info 1"/>
    <meta:user-defined meta:name="Info 2"/>
    <meta:user-defined meta:name="Info 3"/>
    <meta:user-defined meta:name="Info 4"/>
    <dc:title>elseStatements</dc:title>
  </office:meta>
</office:document-meta>
</file>